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2198" officeooo:paragraph-rsid="0012ca4a"/>
    </style:style>
    <style:style style:name="P2" style:family="paragraph" style:parent-style-name="Standard">
      <style:text-properties officeooo:rsid="0012ca4a" officeooo:paragraph-rsid="0013420e"/>
    </style:style>
    <style:style style:name="P3" style:family="paragraph" style:parent-style-name="Standard">
      <style:text-properties officeooo:rsid="0013420e" officeooo:paragraph-rsid="0013420e"/>
    </style:style>
    <style:style style:name="T1" style:family="text">
      <style:text-properties officeooo:rsid="001b8e7d"/>
    </style:style>
    <style:style style:name="T2" style:family="text">
      <style:text-properties officeooo:rsid="001342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ÁLISIS, CREACIÓN Y DESARROLLO DE LA APLICACIÓN MÓVIL “HOME UNIVERSITY” <text:span text:style-name="T1">TFG 7</text:span></text:p>
      <text:p text:style-name="P1"/>
      <text:p text:style-name="P2">Revisando el proyecto encuentro: </text:p>
      <text:p text:style-name="P2">Los requisitos funcionales están mal formulados, no siguen la estructura dada en clase (El &lt;sistema&gt; debería &lt;función&gt;). En los no funcionales se encuentra el mismo fallo de formulación de los requisitos.</text:p>
      <text:p text:style-name="P2"><text:span text:style-name="T2">El RNF9 sería un requisito funcional ya que nos habla de la función del sistema que hace que nos pongamos en contacto con el desarrollador.</text:span></text:p>
      <text:p text:style-name="P2"><text:span text:style-name="T2">El RNF1 sobraría, nos habla de los usuarios que usarán la app, eso se debe incluir en el modelado de los casos de uso.</text:span></text:p>
      <text:p text:style-name="P2"/>
      <text:p text:style-name="P3">En general el modelado de requisitos lo encuentro mal, no se ajusta a como se deben formular, además de encontrar dos RNF que no deberían estar. Por lo demás estaría bien, los RF nos hablan de las funcionalidades que se encuentran en el sistema y los RNF de las restricciones que se tendrán en cuenta en el sistema. Lo valoro con un 5.</text:p>
      <text:p text:style-name="P3"/>
      <text:p text:style-name="P3">Javier Ortiz Aragon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22:49:34.384212800</meta:creation-date>
    <dc:date>2019-10-10T23:10:13.781640751</dc:date>
    <meta:editing-duration>PT9M44S</meta:editing-duration>
    <meta:editing-cycles>1</meta:editing-cycles>
    <meta:document-statistic meta:table-count="0" meta:image-count="0" meta:object-count="0" meta:page-count="1" meta:paragraph-count="7" meta:word-count="162" meta:character-count="929" meta:non-whitespace-character-count="772"/>
    <meta:generator>LibreOffice/5.1.6.2$Linux_X86_64 LibreOffice_project/10m0$Build-2</meta:generator>
  </office:meta>
</office:document-meta>
</file>